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tarell" svg:font-family="Cantarell" style:font-family-generic="swiss"/>
    <style:font-face style:name="DejaVu Sans" svg:font-family="'DejaVu Sans'" style:font-family-generic="swiss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Expulsions" style:family="table">
      <style:table-properties style:width="17cm" table:align="margins" style:may-break-between-rows="true"/>
    </style:style>
    <style:style style:name="Expulsions.A" style:family="table-column">
      <style:table-column-properties style:column-width="2.616cm" style:rel-column-width="10083*"/>
    </style:style>
    <style:style style:name="Expulsions.B" style:family="table-column">
      <style:table-column-properties style:column-width="3.411cm" style:rel-column-width="13150*"/>
    </style:style>
    <style:style style:name="Expulsions.C" style:family="table-column">
      <style:table-column-properties style:column-width="3.732cm" style:rel-column-width="14388*"/>
    </style:style>
    <style:style style:name="Expulsions.D" style:family="table-column">
      <style:table-column-properties style:column-width="7.241cm" style:rel-column-width="27914*"/>
    </style:style>
    <style:style style:name="Expulsions.1" style:family="table-row">
      <style:table-row-properties fo:keep-together="always"/>
    </style:style>
    <style:style style:name="Expulsions.A1" style:family="table-cell">
      <style:table-cell-properties fo:padding="0.097cm" fo:border="0.05pt solid #000000"/>
    </style:style>
    <style:style style:name="Expulsions.A2" style:family="table-cell">
      <style:table-cell-properties fo:padding="0.097cm" fo:border-left="0.05pt solid #000000" fo:border-right="none" fo:border-top="none" fo:border-bottom="0.05pt solid #000000"/>
    </style:style>
    <style:style style:name="Expulsions.D2" style:family="table-cell">
      <style:table-cell-properties fo:padding="0.097cm" fo:border-left="0.05pt solid #000000" fo:border-right="0.05pt solid #000000" fo:border-top="none" fo:border-bottom="0.05pt solid #000000"/>
    </style:style>
    <style:style style:name="Taula2" style:family="table">
      <style:table-properties style:width="17cm" table:align="margins" style:may-break-between-rows="true"/>
    </style:style>
    <style:style style:name="Taula2.A" style:family="table-column">
      <style:table-column-properties style:column-width="2.616cm" style:rel-column-width="10083*"/>
    </style:style>
    <style:style style:name="Taula2.B" style:family="table-column">
      <style:table-column-properties style:column-width="3.411cm" style:rel-column-width="13150*"/>
    </style:style>
    <style:style style:name="Taula2.C" style:family="table-column">
      <style:table-column-properties style:column-width="3.732cm" style:rel-column-width="14388*"/>
    </style:style>
    <style:style style:name="Taula2.D" style:family="table-column">
      <style:table-column-properties style:column-width="7.241cm" style:rel-column-width="27914*"/>
    </style:style>
    <style:style style:name="Taula2.1" style:family="table-row">
      <style:table-row-properties fo:keep-together="always"/>
    </style:style>
    <style:style style:name="Taula2.A1" style:family="table-cell">
      <style:table-cell-properties fo:padding="0.097cm" fo:border-left="none" fo:border-right="none" fo:border-top="none" fo:border-bottom="0.05pt solid #000000"/>
    </style:style>
    <style:style style:name="Taula2.A2" style:family="table-cell">
      <style:table-cell-properties fo:padding="0.097cm" fo:border-left="0.05pt solid #000000" fo:border-right="0.05pt solid #000000" fo:border-top="none" fo:border-bottom="0.05pt solid #000000"/>
    </style:style>
    <style:style style:name="Taula2.A3" style:family="table-cell">
      <style:table-cell-properties fo:padding="0.097cm" fo:border-left="0.05pt solid #000000" fo:border-right="none" fo:border-top="none" fo:border-bottom="0.05pt solid #000000"/>
    </style:style>
    <style:style style:name="P1" style:family="paragraph" style:parent-style-name="Table_20_Contents">
      <style:paragraph-properties fo:text-align="justify" style:justify-single-word="false"/>
    </style:style>
    <style:style style:name="P2" style:family="paragraph" style:parent-style-name="Table_20_Contents">
      <style:text-properties fo:color="#000000" style:font-name="DejaVu Serif" fo:font-size="12pt" style:font-size-asian="12pt" style:font-size-complex="12pt"/>
    </style:style>
    <style:style style:name="P3" style:family="paragraph" style:parent-style-name="Table_20_Contents">
      <style:text-properties fo:color="#000000" style:font-name="DejaVu Serif" fo:font-size="11pt" style:font-size-asian="11pt" style:font-size-complex="11pt"/>
    </style:style>
    <style:style style:name="P4" style:family="paragraph" style:parent-style-name="Standard">
      <style:paragraph-properties fo:line-height="0.529cm" fo:text-align="justify" style:justify-single-word="false"/>
    </style:style>
    <style:style style:name="P5" style:family="paragraph" style:parent-style-name="Standard">
      <style:paragraph-properties fo:line-height="0.529cm" fo:text-align="justify" style:justify-single-word="false"/>
      <style:text-properties fo:font-size="11pt" style:font-size-asian="11pt"/>
    </style:style>
    <style:style style:name="P6" style:family="paragraph" style:parent-style-name="Standard">
      <style:text-properties fo:color="#000000" style:font-name="DejaVu Serif"/>
    </style:style>
    <style:style style:name="P7" style:family="paragraph" style:parent-style-name="Standard">
      <style:text-properties fo:color="#000000" style:font-name="DejaVu Serif" fo:font-size="12pt" style:font-size-asian="12pt" style:font-size-complex="12pt"/>
    </style:style>
    <style:style style:name="P8" style:family="paragraph" style:parent-style-name="Standard">
      <style:paragraph-properties fo:text-align="justify" style:justify-single-word="false"/>
      <style:text-properties fo:color="#000000" style:font-name="DejaVu Serif" fo:font-size="12pt" style:font-size-asian="12pt" style:font-size-complex="12pt"/>
    </style:style>
    <style:style style:name="P9" style:family="paragraph" style:parent-style-name="Standard">
      <style:text-properties fo:color="#000000" style:font-name="DejaVu Serif" fo:font-size="12pt" fo:font-weight="normal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justify" style:justify-single-word="false"/>
      <style:text-properties fo:color="#000000" style:font-name="DejaVu Serif" fo:font-size="12pt" fo:font-weight="normal" style:font-size-asian="12pt" style:font-weight-asian="normal" style:font-size-complex="12pt" style:font-weight-complex="normal"/>
    </style:style>
    <style:style style:name="P11" style:family="paragraph" style:parent-style-name="Footnote">
      <style:text-properties fo:font-size="11pt" style:font-size-asian="11pt"/>
    </style:style>
    <style:style style:name="P12" style:family="paragraph" style:parent-style-name="Footnote">
      <style:paragraph-properties fo:text-align="end" style:justify-single-word="false"/>
    </style:style>
    <style:style style:name="P13" style:family="paragraph" style:parent-style-name="Footnote">
      <style:text-properties fo:color="#000000" style:font-name="DejaVu Serif" fo:font-size="12pt" style:font-size-asian="12pt" style:font-size-complex="12pt"/>
    </style:style>
    <style:style style:name="P14" style:family="paragraph" style:parent-style-name="Standard">
      <style:paragraph-properties fo:break-before="page"/>
      <style:text-properties fo:color="#000000" style:font-name="Times New Roman" fo:font-size="12pt" style:font-size-asian="12pt" style:font-size-complex="12pt"/>
    </style:style>
    <style:style style:name="P15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ize="10pt" style:font-size-asian="10pt"/>
    </style:style>
    <style:style style:name="T2" style:family="text">
      <style:text-properties style:text-outline="false" style:text-line-through-style="none" fo:letter-spacing="normal" fo:font-style="normal" fo:text-shadow="none" style:text-underline-style="none" style:letter-kerning="true" style:font-name-asian="DejaVu Sans" style:font-style-asian="normal" style:font-name-complex="DejaVu Sans" style:font-style-complex="normal" style:text-emphasize="none" style:text-overline-style="none" style:text-overline-color="font-color"/>
    </style:style>
    <style:style style:name="T3" style:family="text">
      <style:text-properties fo:color="#000000" style:text-outline="false" style:text-line-through-style="none" style:text-position="0% 100%" style:font-name="DejaVu Sans" fo:font-size="10pt" fo:letter-spacing="normal" fo:language="ca" fo:country="E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h" style:country-asian="CN" style:font-style-asian="normal" style:font-weight-asian="normal" style:font-name-complex="DejaVu Sans2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text text:use-soft-page-breaks="true">
      <text:tracked-changes text:track-changes="false">
        <text:changed-region xml:id="ct124362256" text:id="ct124362256">
          <text:insertion>
            <office:change-info>
              <dc:creator>usuari </dc:creator>
              <dc:date>2011-12-09T10:25:00</dc:date>
            </office:change-info>
          </text:insertion>
        </text:changed-region>
        <text:changed-region xml:id="ct128254480" text:id="ct128254480">
          <text:insertion>
            <office:change-info>
              <dc:creator>usuari </dc:creator>
              <dc:date>2011-12-09T10:25:00</dc:date>
            </office:change-info>
          </text:insertion>
        </text:changed-region>
        <text:changed-region xml:id="ct55167008" text:id="ct55167008">
          <text:insertion>
            <office:change-info>
              <dc:creator>usuari </dc:creator>
              <dc:date>2011-12-09T10:25:00</dc:date>
            </office:change-info>
          </text:insertion>
        </text:changed-region>
        <text:changed-region xml:id="ct54673872" text:id="ct54673872">
          <text:insertion>
            <office:change-info>
              <dc:creator>usuari </dc:creator>
              <dc:date>2011-12-09T10:25:00</dc:date>
            </office:change-info>
          </text:insertion>
        </text:changed-region>
        <text:changed-region xml:id="ct55137152" text:id="ct55137152">
          <text:insertion>
            <office:change-info>
              <dc:creator>usuari </dc:creator>
              <dc:date>2011-12-09T10:26:00</dc:date>
            </office:change-info>
          </text:insertion>
        </text:changed-region>
        <text:changed-region xml:id="ct128601120" text:id="ct128601120">
          <text:insertion>
            <office:change-info>
              <dc:creator>usuari </dc:creator>
              <dc:date>2011-12-09T10:27:00</dc:date>
            </office:change-info>
          </text:insertion>
        </text:changed-region>
        <text:changed-region xml:id="ct54522224" text:id="ct54522224">
          <text:insertion>
            <office:change-info>
              <dc:creator>usuari </dc:creator>
              <dc:date>2011-12-09T10:27:00</dc:date>
            </office:change-info>
          </text:insertion>
        </text:changed-region>
        <text:changed-region xml:id="ct121012512" text:id="ct121012512">
          <text:insertion>
            <office:change-info>
              <dc:creator>usuari </dc:creator>
              <dc:date>2011-12-09T10:27:00</dc:date>
            </office:change-info>
          </text:insertion>
        </text:changed-region>
        <text:changed-region xml:id="ct121636384" text:id="ct121636384">
          <text:insertion>
            <office:change-info>
              <dc:creator>usuari </dc:creator>
              <dc:date>2011-12-09T10:27:00</dc:date>
            </office:change-info>
          </text:insertion>
        </text:changed-region>
        <text:changed-region xml:id="ct53573264" text:id="ct53573264">
          <text:insertion>
            <office:change-info>
              <dc:creator>usuari </dc:creator>
              <dc:date>2011-12-09T10:29:00</dc:date>
            </office:change-info>
          </text:insertion>
        </text:changed-region>
        <text:changed-region xml:id="ct55092896" text:id="ct55092896">
          <text:insertion>
            <office:change-info>
              <dc:creator>usuari </dc:creator>
              <dc:date>2011-12-09T10:29:00</dc:date>
            </office:change-info>
          </text:insertion>
        </text:changed-region>
        <text:changed-region xml:id="ct53951824" text:id="ct53951824">
          <text:insertion>
            <office:change-info>
              <dc:creator>usuari </dc:creator>
              <dc:date>2011-12-09T10:29:00</dc:date>
            </office:change-info>
          </text:insertion>
        </text:changed-region>
        <text:changed-region xml:id="ct53952080" text:id="ct53952080">
          <text:insertion>
            <office:change-info>
              <dc:creator>usuari </dc:creator>
              <dc:date>2011-12-09T10:29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Footnote"><text:a xlink:type="simple" xlink:href="mailto:b7005649@xtec.cat"><text:span text:style-name="T1"/></text:a></text:p>
      <text:p text:style-name="P13"/>
      <text:p text:style-name="P8">Benvolguts/des,</text:p>
      <text:p text:style-name="P8"/>
      <text:p text:style-name="P8"/>
      <text:p text:style-name="P8"/>
      <text:p text:style-name="P10"/>
      <text:p text:style-name="P10"/>
      <text:p text:style-name="P10">Ens adrecem a vostès per comunicar-los que el/la <text:s/>seu/va fill/a <text:change-start text:change-id="ct124362256"/><text:span text:style-name="T2">report.</text:span>nom_alumne<text:change-end text:change-id="ct124362256"/> serà expulsat/da del centre per acumulació de conductes contràries a les normes de convivència els dies <text:change-start text:change-id="ct128254480"/><text:span text:style-name="T2">report.</text:span>dies_expulsio<text:change-end text:change-id="ct128254480"/> tal com preveu el reglament de règim intern del Centre.</text:p>
      <text:p text:style-name="P10"/>
      <text:p text:style-name="P10">Esperem, pel bé del/de la seu/va fill/a, que amb la vostra implicació <text:s/>blah blah.</text:p>
      <text:p text:style-name="P10"/>
      <text:p text:style-name="P10"><text:change-start text:change-id="ct55167008"/><text:span text:style-name="T2">report.</text:span>motiu<text:change-end text:change-id="ct55167008"/></text:p>
      <text:p text:style-name="P10"/>
      <text:p text:style-name="P10">Restem a la seva disposició.</text:p>
      <text:p text:style-name="P10"/>
      <text:p text:style-name="P10"/>
      <text:p text:style-name="P10">Atentament,</text:p>
      <text:p text:style-name="P10"/>
      <text:p text:style-name="P9"/>
      <text:p text:style-name="P9"/>
      <text:p text:style-name="P9"/>
      <text:p text:style-name="P9"/>
      <text:p text:style-name="P9"/>
      <text:p text:style-name="P9"><text:change-start text:change-id="ct54673872"/><text:span text:style-name="T2">report.</text:span>signat_per<text:change-end text:change-id="ct54673872"/></text:p>
      <text:p text:style-name="P9">[ Nom del Centre ]</text:p>
      <text:p text:style-name="P9"/>
      <text:p text:style-name="P9"/>
      <text:p text:style-name="P9">[ Localitat ], <text:change-start text:change-id="ct55137152"/><text:span text:style-name="T2">report.</text:span>data_signatura<text:change-end text:change-id="ct55137152"/></text:p>
      <text:p text:style-name="P9"/>
      <text:p text:style-name="P9"/>
      <text:p text:style-name="P14"/>
      <text:p text:style-name="P7">Relació d'expulsions i incidències que han provocat aquesta expulsió del centre:</text:p>
      <text:p text:style-name="P7"/>
      <table:table table:name="Expulsions" table:style-name="Expulsions">
        <table:table-column table:style-name="Expulsions.A"/>
        <table:table-column table:style-name="Expulsions.B"/>
        <table:table-column table:style-name="Expulsions.C"/>
        <table:table-column table:style-name="Expulsions.D"/>
        <table:table-header-rows>
          <table:table-row table:style-name="Expulsions.1">
            <table:table-cell table:style-name="Expulsions.A1" table:number-columns-spanned="4" office:value-type="string">
              <text:p text:style-name="P2"><office:annotation><dc:creator>usuari </dc:creator><dc:date>2011-12-09T10:22:56</dc:date><text:p text:style-name="P15"><text:span text:style-name="T3">do table if report.expulsions</text:span></text:p></office:annotation>Expulsions</text:p>
            </table:table-cell>
            <table:covered-table-cell/>
            <table:covered-table-cell/>
            <table:covered-table-cell/>
          </table:table-row>
          <table:table-row table:style-name="Expulsions.1">
            <table:table-cell table:style-name="Expulsions.A2" office:value-type="string">
              <text:p text:style-name="P2">Data</text:p>
            </table:table-cell>
            <table:table-cell table:style-name="Expulsions.A2" office:value-type="string">
              <text:p text:style-name="P2">Professor</text:p>
            </table:table-cell>
            <table:table-cell table:style-name="Expulsions.A2" office:value-type="string">
              <text:p text:style-name="P2">Comunicació</text:p>
            </table:table-cell>
            <table:table-cell table:style-name="Expulsions.D2" office:value-type="string">
              <text:p text:style-name="P2">Motiu</text:p>
            </table:table-cell>
          </table:table-row>
        </table:table-header-rows>
        <table:table-row table:style-name="Expulsions.1">
          <table:table-cell table:style-name="Expulsions.A2" office:value-type="string">
            <text:p text:style-name="P3"><text:change-start text:change-id="ct128601120"/>r.dia<text:change-end text:change-id="ct128601120"/><office:annotation><dc:creator>usuari </dc:creator><dc:date>2011-12-09T10:21:54</dc:date><text:p text:style-name="P15"><text:span text:style-name="T3">do row for r in report.expulsions</text:span></text:p></office:annotation></text:p>
          </table:table-cell>
          <table:table-cell table:style-name="Expulsions.A2" office:value-type="string">
            <text:p text:style-name="P3"><text:change-start text:change-id="ct54522224"/>r.professor<text:change-end text:change-id="ct54522224"/></text:p>
          </table:table-cell>
          <table:table-cell table:style-name="Expulsions.A2" office:value-type="string">
            <text:p text:style-name="P3"><text:change-start text:change-id="ct121012512"/>r.comunicacio<text:change-end text:change-id="ct121012512"/></text:p>
          </table:table-cell>
          <table:table-cell table:style-name="Expulsions.D2" office:value-type="string">
            <text:p text:style-name="P3"><text:change-start text:change-id="ct121636384"/>r.motiu<text:change-end text:change-id="ct121636384"/></text:p>
          </table:table-cell>
        </table:table-row>
      </table:table>
      <table:table table:name="Taula2" table:style-name="Taula2">
        <table:table-column table:style-name="Taula2.A"/>
        <table:table-column table:style-name="Taula2.B"/>
        <table:table-column table:style-name="Taula2.C"/>
        <table:table-column table:style-name="Taula2.D"/>
        <table:table-header-rows>
          <table:table-row table:style-name="Taula2.1">
            <table:table-cell table:style-name="Taula2.A1" table:number-columns-spanned="4" office:value-type="string">
              <text:p text:style-name="P2"><office:annotation><dc:creator>usuari </dc:creator><dc:date>2012-05-07T15:51:13</dc:date><text:p text:style-name="P15"><text:span text:style-name="T3">do table if report.incidencies</text:span></text:p></office:annotation></text:p>
            </table:table-cell>
            <table:covered-table-cell/>
            <table:covered-table-cell/>
            <table:covered-table-cell/>
          </table:table-row>
          <table:table-row table:style-name="Taula2.1">
            <table:table-cell table:style-name="Taula2.A2" table:number-columns-spanned="4" office:value-type="string">
              <text:p text:style-name="P2">Incidències</text:p>
            </table:table-cell>
            <table:covered-table-cell/>
            <table:covered-table-cell/>
            <table:covered-table-cell/>
          </table:table-row>
        </table:table-header-rows>
        <table:table-row table:style-name="Taula2.1">
          <table:table-cell table:style-name="Taula2.A3" office:value-type="string">
            <text:p text:style-name="P2">Data</text:p>
          </table:table-cell>
          <table:table-cell table:style-name="Taula2.A3" office:value-type="string">
            <text:p text:style-name="P2">Professor</text:p>
          </table:table-cell>
          <table:table-cell table:style-name="Taula2.A3" office:value-type="string">
            <text:p text:style-name="P2">Assignatura</text:p>
          </table:table-cell>
          <table:table-cell table:style-name="Taula2.A2" office:value-type="string">
            <text:p text:style-name="P2">Motiu</text:p>
          </table:table-cell>
        </table:table-row>
        <table:table-row table:style-name="Taula2.1">
          <table:table-cell table:style-name="Taula2.A3" office:value-type="string">
            <text:p text:style-name="P3"><text:change-start text:change-id="ct53573264"/>r.data<text:change-end text:change-id="ct53573264"/><office:annotation><dc:creator>usuari </dc:creator><dc:date>2011-12-09T10:22:15</dc:date><text:p text:style-name="P15"><text:span text:style-name="T3">do row for r in report.incidencies</text:span></text:p></office:annotation></text:p>
          </table:table-cell>
          <table:table-cell table:style-name="Taula2.A3" office:value-type="string">
            <text:p text:style-name="P3"><text:change-start text:change-id="ct55092896"/>r.professor<text:change-end text:change-id="ct55092896"/></text:p>
          </table:table-cell>
          <table:table-cell table:style-name="Taula2.A3" office:value-type="string">
            <text:p text:style-name="P3"><text:change-start text:change-id="ct53951824"/>r.assignatura<text:change-end text:change-id="ct53951824"/></text:p>
          </table:table-cell>
          <table:table-cell table:style-name="Taula2.A2" office:value-type="string">
            <text:p text:style-name="P3"><text:change-start text:change-id="ct53952080"/>r.descripcio<text:change-end text:change-id="ct53952080"/>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antarell" svg:font-family="Cantarell" style:font-family-generic="swiss"/>
    <style:font-face style:name="DejaVu Sans" svg:font-family="'DejaVu Sans'" style:font-family-generic="swiss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DejaVu Sans2" style:font-size-asian="10.5pt" style:language-asian="zh" style:country-asian="CN" style:font-name-complex="DejaVu Sans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DejaVu Sans2" style:font-size-asian="10.5pt" style:language-asian="zh" style:country-asian="CN" style:font-name-complex="DejaVu Sans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2" style:font-family-asian="'DejaVu Sans'" style:font-family-generic-asian="system" style:font-pitch-asian="variable" style:font-size-asian="14pt" style:font-name-complex="DejaVu Sans2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ootnote" style:family="paragraph" style:parent-style-name="Standard" style:default-outline-level="" style:class="extra">
      <style:paragraph-properties fo:margin-left="0.499cm" fo:margin-right="0cm" fo:text-indent="-0.499cm" style:auto-text-indent="false" text:number-lines="false" text:line-number="0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line-height="150%" fo:text-align="justify" style:justify-single-word="false" fo:keep-with-next="always"/>
      <style:text-properties fo:font-weight="bold" style:font-weight-asian="bold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795cm" style:type="center"/>
          <style:tab-stop style:position="19.59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ula3" style:family="table">
      <style:table-properties style:width="17cm" table:align="margins"/>
    </style:style>
    <style:style style:name="Taula3.A" style:family="table-column">
      <style:table-column-properties style:column-width="1.586cm" style:rel-column-width="6112*"/>
    </style:style>
    <style:style style:name="Taula3.B" style:family="table-column">
      <style:table-column-properties style:column-width="9.938cm" style:rel-column-width="38309*"/>
    </style:style>
    <style:style style:name="Taula3.C" style:family="table-column">
      <style:table-column-properties style:column-width="5.477cm" style:rel-column-width="21114*"/>
    </style:style>
    <style:style style:name="Taula3.A1" style:family="table-cell">
      <style:table-cell-properties fo:padding="0.097cm" fo:border="none"/>
    </style:style>
    <style:style style:name="MP1" style:family="paragraph" style:parent-style-name="Table_20_Contents">
      <style:paragraph-properties fo:text-align="justify" style:justify-single-word="false"/>
    </style:style>
    <style:style style:name="MP2" style:family="paragraph" style:parent-style-name="Standard">
      <style:paragraph-properties fo:line-height="0.529cm" fo:text-align="justify" style:justify-single-word="false"/>
    </style:style>
    <style:style style:name="MP3" style:family="paragraph" style:parent-style-name="Standard">
      <style:paragraph-properties fo:line-height="0.529cm" fo:text-align="justify" style:justify-single-word="false"/>
      <style:text-properties fo:font-size="11pt" style:font-size-asian="11pt"/>
    </style:style>
    <style:style style:name="MP4" style:family="paragraph" style:parent-style-name="Footnote">
      <style:text-properties fo:font-size="11pt" style:font-size-asian="11pt"/>
    </style:style>
    <style:style style:name="MP5" style:family="paragraph" style:parent-style-name="Footnote">
      <style:paragraph-properties fo:text-align="end" style:justify-single-word="false"/>
    </style:style>
    <style:style style:name="MT1" style:family="text">
      <style:text-properties fo:font-size="10pt" style:font-size-asian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ula3" table:style-name="Taula3">
          <table:table-column table:style-name="Taula3.A"/>
          <table:table-column table:style-name="Taula3.B"/>
          <table:table-column table:style-name="Taula3.C"/>
          <table:table-row>
            <table:table-cell table:style-name="Taula3.A1" office:value-type="string">
              <text:p text:style-name="MP1">[ Logo]</text:p>
            </table:table-cell>
            <table:table-cell table:style-name="Taula3.A1" office:value-type="string">
              <text:p text:style-name="MP2">[ Nom Centre ]</text:p>
            </table:table-cell>
            <table:table-cell table:style-name="Taula3.A1" office:value-type="string">
              <text:p text:style-name="MP3">[ Imatge ]</text:p>
            </table:table-cell>
          </table:table-row>
          <table:table-row>
            <table:table-cell table:style-name="Taula3.A1" office:value-type="string">
              <text:p text:style-name="MP1"/>
            </table:table-cell>
            <table:table-cell table:style-name="Taula3.A1" office:value-type="string">
              <text:p text:style-name="MP4"><text:a xlink:type="simple" xlink:href="mailto:b7005649@xtec.cat"><text:span text:style-name="MT1">[</text:span></text:a><text:span text:style-name="MT1"> Dades de contacte ]</text:span></text:p>
            </table:table-cell>
            <table:table-cell table:style-name="Taula3.A1" office:value-type="string">
              <text:p text:style-name="MP3"/>
            </table:table-cell>
          </table:table-row>
        </table:table>
        <text:p text:style-name="Standard"/>
      </style:header>
      <style:footer>
        <text:p text:style-name="MP5"><text:page-number text:select-page="current">2</text:page-number> de 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uari </meta:initial-creator>
    <meta:creation-date>2011-12-07T11:59:14</meta:creation-date>
    <dc:date>2014-04-04T11:44:06.273505121</dc:date>
    <dc:creator>joan </dc:creator>
    <meta:editing-duration>PT1H6M42S</meta:editing-duration>
    <meta:editing-cycles>16</meta:editing-cycles>
    <meta:generator>LibreOffice/4.1.3.2$Linux_X86_64 LibreOffice_project/410m0$Build-2</meta:generator>
    <meta:document-statistic meta:table-count="3" meta:image-count="0" meta:object-count="0" meta:page-count="2" meta:paragraph-count="34" meta:word-count="116" meta:character-count="775" meta:non-whitespace-character-count="690"/>
  </office:meta>
</office:document-meta>
</file>